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e0553"/>
    </style:style>
    <style:style style:name="P2" style:family="paragraph" style:parent-style-name="Standard">
      <style:text-properties officeooo:paragraph-rsid="0010028e"/>
    </style:style>
    <style:style style:name="P3" style:family="paragraph" style:parent-style-name="Standard">
      <style:text-properties officeooo:paragraph-rsid="0010f966"/>
    </style:style>
    <style:style style:name="P4" style:family="paragraph" style:parent-style-name="Standard">
      <style:text-properties officeooo:paragraph-rsid="0014d1a0"/>
    </style:style>
    <style:style style:name="P5" style:family="paragraph" style:parent-style-name="Standard">
      <style:text-properties officeooo:paragraph-rsid="002282b6"/>
    </style:style>
    <style:style style:name="P6" style:family="paragraph" style:parent-style-name="Standard">
      <style:paragraph-properties fo:margin-left="0.4925in" fo:margin-right="0in" fo:text-indent="0in" style:auto-text-indent="false"/>
      <style:text-properties officeooo:paragraph-rsid="000e0553"/>
    </style:style>
    <style:style style:name="P7" style:family="paragraph" style:parent-style-name="Text_20_body">
      <style:text-properties officeooo:paragraph-rsid="0018aeb0"/>
    </style:style>
    <style:style style:name="P8" style:family="paragraph" style:parent-style-name="Text_20_body">
      <style:text-properties officeooo:paragraph-rsid="0018b6df"/>
    </style:style>
    <style:style style:name="P9" style:family="paragraph" style:parent-style-name="Text_20_body">
      <style:text-properties officeooo:paragraph-rsid="00190e70"/>
    </style:style>
    <style:style style:name="P10" style:family="paragraph" style:parent-style-name="Text_20_body">
      <style:text-properties officeooo:paragraph-rsid="001f9959"/>
    </style:style>
    <style:style style:name="P11" style:family="paragraph" style:parent-style-name="Text_20_body">
      <style:text-properties officeooo:paragraph-rsid="00226314"/>
    </style:style>
    <style:style style:name="P12" style:family="paragraph" style:parent-style-name="Text_20_body">
      <style:paragraph-properties fo:margin-left="0.4925in" fo:margin-right="0in" fo:text-indent="0in" style:auto-text-indent="false"/>
      <style:text-properties officeooo:paragraph-rsid="0018aeb0"/>
    </style:style>
    <style:style style:name="P13" style:family="paragraph" style:parent-style-name="Heading_20_1">
      <style:text-properties officeooo:paragraph-rsid="0016bb34"/>
    </style:style>
    <style:style style:name="P14" style:family="paragraph" style:parent-style-name="Heading_20_2">
      <style:paragraph-properties fo:margin-left="0.4925in" fo:margin-right="0in" fo:text-indent="-0.4in" style:auto-text-indent="false"/>
    </style:style>
    <style:style style:name="P15" style:family="paragraph" style:parent-style-name="Heading_20_3">
      <style:paragraph-properties fo:margin-left="0.9846in" fo:margin-right="0in" fo:text-indent="-0.5in" style:auto-text-indent="false"/>
    </style:style>
    <style:style style:name="T1" style:family="text">
      <style:text-properties officeooo:rsid="000e0553"/>
    </style:style>
    <style:style style:name="T2" style:family="text">
      <style:text-properties officeooo:rsid="000f9e8b"/>
    </style:style>
    <style:style style:name="T3" style:family="text">
      <style:text-properties officeooo:rsid="0010028e"/>
    </style:style>
    <style:style style:name="T4" style:family="text">
      <style:text-properties officeooo:rsid="0010f966"/>
    </style:style>
    <style:style style:name="T5" style:family="text">
      <style:text-properties officeooo:rsid="0012d352"/>
    </style:style>
    <style:style style:name="T6" style:family="text">
      <style:text-properties officeooo:rsid="0014d1a0"/>
    </style:style>
    <style:style style:name="T7" style:family="text">
      <style:text-properties officeooo:rsid="0018aeb0"/>
    </style:style>
    <style:style style:name="T8" style:family="text">
      <style:text-properties officeooo:rsid="0018b6df"/>
    </style:style>
    <style:style style:name="T9" style:family="text">
      <style:text-properties officeooo:rsid="00190e70"/>
    </style:style>
    <style:style style:name="T10" style:family="text">
      <style:text-properties officeooo:rsid="001b73e4"/>
    </style:style>
    <style:style style:name="T11" style:family="text">
      <style:text-properties officeooo:rsid="001c9b42"/>
    </style:style>
    <style:style style:name="T12" style:family="text">
      <style:text-properties officeooo:rsid="001e0ae7"/>
    </style:style>
    <style:style style:name="T13" style:family="text">
      <style:text-properties officeooo:rsid="001f9959"/>
    </style:style>
    <style:style style:name="T14" style:family="text">
      <style:text-properties officeooo:rsid="0020c721"/>
    </style:style>
    <style:style style:name="T15" style:family="text">
      <style:text-properties officeooo:rsid="00226314"/>
    </style:style>
    <style:style style:name="T16" style:family="text">
      <style:text-properties officeooo:rsid="002282b6"/>
    </style:style>
    <style:style style:name="T17" style:family="text">
      <style:text-properties officeooo:rsid="0026f7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Intro</text:span></text:h>
      <text:p text:style-name="P1"><text:span text:style-name="T1">The SOEM implementation uses the SOEM library available here: </text:span><text:a xlink:type="simple" xlink:href="http://soem.berlios.de/"><text:span text:style-name="T1">http://soem.berlios.de/</text:span></text:a></text:p>
      <text:p text:style-name="P5"><text:span text:style-name="T16">When using the SOEM implementation it is absolutely required to lock and unlock access to the SOEM library (and the IOmap), if you fail to do this in any situation the program may work intermittently or not at all. As always, try to keep the locks used for as few instructions as possible so as to increase performance and reduce timing delays. </text:span></text:p>
      <text:h text:style-name="Heading_20_1" text:outline-level="1"><text:span text:style-name="T3">Basic Layout</text:span></text:h>
      <text:p text:style-name="P1"><text:span text:style-name="T1">The implementation running SOEM uses 3 threads. The two work threads are the main thread and the EtherCAT thread. <text:s/>The third thread is used to handle commandline input (stops the main program from blocking when handling input). </text:span></text:p>
      <text:h text:style-name="P13" text:outline-level="1"><text:span text:style-name="T2">Source and Header File dependencies</text:span></text:h>
      <text:p text:style-name="P7"><text:span text:style-name="T7">The SOEM implementation depends on an number of source and header files.</text:span></text:p>
      <text:h text:style-name="Heading_20_2" text:outline-level="2"><text:span text:style-name="T7">Shared with TwinCAT3 implementation</text:span></text:h>
      <text:p text:style-name="P8"><text:span text:style-name="T8">As a number of files are shared with the TwinCAT3 implementation the files can be found in the TwinCAT3 project. The file structure will need to be restructured to make the distinction between files clear. I haven't yet got around to this, hopefully this will be done before I finish.</text:span></text:p>
      <text:h text:style-name="P15" text:outline-level="3"><text:span text:style-name="T7">Headers</text:span></text:h>
      <text:p text:style-name="P12"><text:span text:style-name="T7">error.h, state_machine.h, wago_steppers.h</text:span></text:p>
      <text:h text:style-name="P15" text:outline-level="3"><text:span text:style-name="T7">Sources</text:span></text:h>
      <text:p text:style-name="P12"><text:span text:style-name="T7">state_machine.c, wago_steppers.c</text:span></text:p>
      <text:h text:style-name="P14" text:outline-level="2"><text:span text:style-name="T7">SOEM only</text:span></text:h>
      <text:h text:style-name="P15" text:outline-level="3"><text:span text:style-name="T7">Sources</text:span></text:h>
      <text:p text:style-name="P12"><text:span text:style-name="T7">soem_main.c</text:span></text:p>
      <text:h text:style-name="P15" text:outline-level="3"><text:span text:style-name="T7">Other</text:span></text:h>
      <text:p text:style-name="P12"><text:span text:style-name="T7">Makefile</text:span></text:p>
      <text:p text:style-name="P6"><text:span text:style-name="T1"/></text:p>
      <text:h text:style-name="Heading_20_1" text:outline-level="1"><text:span text:style-name="T1">Main Thread</text:span></text:h>
      <text:p text:style-name="P2">The main thread starts by <text:span text:style-name="T3">processing commandline options. This is done using POSIX getopt, details of how getopt works can be found here: http://linux.die.net/man/3/getopt</text:span></text:p>
      <text:p text:style-name="Standard"><text:span text:style-name="T3"/></text:p>
      <text:p text:style-name="P2"><text:span text:style-name="T3">Following this the priority of this thread is increased. Details of this can be found here: <text:s/></text:span><text:a xlink:type="simple" xlink:href="http://man7.org/linux/man-pages/man2/sched_setscheduler.2.html"><text:span text:style-name="T3">http://man7.org/linux/man-pages/man2/sched_setscheduler.2.html</text:span></text:a></text:p>
      <text:p text:style-name="P3"><text:span text:style-name="T4">The thread is scheduled using FIFO scheduling policy. This means if the thread is preempted execution returns to the thread as soon as the preempting thread is dealt with (the thread is not </text:span><text:soft-page-break/><text:span text:style-name="T4">rescheduled).</text:span></text:p>
      <text:p text:style-name="P3"><text:span text:style-name="T4"/></text:p>
      <text:p text:style-name="P3"><text:span text:style-name="T4">It may be possible to further increase the EtherCAT performance by calling sched_yield(). However this sort of optimization should be avoided for as long as possible as it can have a negative affect on performance </text:span><text:span text:style-name="T5">when the program is modified.</text:span></text:p>
      <text:p text:style-name="P3"><text:span text:style-name="T5"/></text:p>
      <text:p text:style-name="P4"><text:span text:style-name="T6">The main thread then sets up the input handling thread (discussed in </text:span><text:span text:style-name="T6"><text:bookmark-ref text:reference-format="text" text:ref-name="__RefHeading__2_55204278">Commandline input thread</text:bookmark-ref></text:span><text:span text:style-name="T6">).</text:span></text:p>
      <text:p text:style-name="P4"><text:span text:style-name="T6"/></text:p>
      <text:p text:style-name="P4"><text:span text:style-name="T6">The main thread then sets up the EtherCAT thread (discussed in </text:span><text:span text:style-name="T6"><text:bookmark-ref text:reference-format="text" text:ref-name="__RefHeading__4_55204278">EtherCAT thread</text:bookmark-ref></text:span><text:span text:style-name="T6">).</text:span></text:p>
      <text:p text:style-name="P2"><text:span text:style-name="T3"/></text:p>
      <text:p text:style-name="Standard"><text:span text:style-name="T6">Finally the main thread enters the 'main loop' which cyclically executes the state machine.</text:span></text:p>
      <text:h text:style-name="Heading_20_1" text:outline-level="1"><text:bookmark-start text:name="__RefHeading__4_55204278"/><text:span text:style-name="T1">EtherCAT thread</text:span><text:bookmark-end text:name="__RefHeading__4_55204278"/></text:h>
      <text:p text:style-name="P9"><text:span text:style-name="T9">The EtherCAT thread was created so that the logic for the state machine could be made simpler and could be separated from SOEM specific EtherCAT code. This thread calls the ec_send_processdata() and ec_receive_processdata() functions which update the master and slave </text:span><text:span text:style-name="T11">I/O</text:span><text:span text:style-name="T9"> data. </text:span><text:span text:style-name="T10">By placing this in a second thread it makes timing of these updates more reliable (</text:span><text:span text:style-name="T12">if the update calls are made from the thread executing the state machine, the state machine would block the I/O syncing functionality making update timings unreliable</text:span><text:span text:style-name="T10">).</text:span></text:p>
      <text:h text:style-name="Heading_20_1" text:outline-level="1"><text:bookmark-start text:name="__RefHeading__2_55204278"/><text:span text:style-name="T1">Commandline input </text:span><text:span text:style-name="T6">thread</text:span><text:bookmark-end text:name="__RefHeading__2_55204278"/></text:h>
      <text:p text:style-name="P10"><text:span text:style-name="T13">This thread was made to handle commandline input. It could be used at a later time to control the EtherCAT devices using the keyboard. Right now it is only used to </text:span><text:span text:style-name="T14">signal to the main program that we would like to quit</text:span><text:span text:style-name="T13">. </text:span></text:p>
      <text:h text:style-name="Heading_20_1" text:outline-level="1"><text:span text:style-name="T2">Building</text:span></text:h>
      <text:p text:style-name="P11"><text:span text:style-name="T15">The makefile has support for building a standard executable (make all), a debug executable (make debug), and cleaning up the build file (make clean). </text:span><text:span text:style-name="T17">The makefile may need to be modified to compile correctly if your setup is different. Most likely only the BASEDIR variable will need to be chang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cla223 </meta:initial-creator>
    <meta:creation-date>2014-02-12T09:09:15</meta:creation-date>
    <dc:date>2014-02-12T10:10:06</dc:date>
    <dc:creator>jcla223 </dc:creator>
    <meta:editing-duration>PT57M11S</meta:editing-duration>
    <meta:editing-cycles>25</meta:editing-cycles>
    <meta:generator>LibreOffice/3.6$Linux_X86_64 LibreOffice_project/360m1$Build-2</meta:generator>
    <meta:document-statistic meta:table-count="0" meta:image-count="0" meta:object-count="0" meta:page-count="2" meta:paragraph-count="32" meta:word-count="536" meta:character-count="3370" meta:non-whitespace-character-count="2861"/>
  </office:meta>
</office:document-meta>
</file>